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ef9" officeooo:paragraph-rsid="00194ef9"/>
    </style:style>
    <style:style style:name="P2" style:family="paragraph" style:parent-style-name="Standard">
      <style:text-properties officeooo:rsid="00194ef9" officeooo:paragraph-rsid="001a50f3"/>
    </style:style>
    <style:style style:name="P3" style:family="paragraph" style:parent-style-name="Standard">
      <style:text-properties officeooo:rsid="00194ef9" officeooo:paragraph-rsid="001bb1bf"/>
    </style:style>
    <style:style style:name="P4" style:family="paragraph" style:parent-style-name="Standard">
      <style:text-properties officeooo:rsid="00194ef9" officeooo:paragraph-rsid="001d05e4"/>
    </style:style>
    <style:style style:name="P5" style:family="paragraph" style:parent-style-name="Standard">
      <style:text-properties officeooo:rsid="00194ef9" officeooo:paragraph-rsid="001dd449"/>
    </style:style>
    <style:style style:name="P6" style:family="paragraph" style:parent-style-name="Standard">
      <style:text-properties officeooo:rsid="00194ef9" officeooo:paragraph-rsid="001f7aad"/>
    </style:style>
    <style:style style:name="P7" style:family="paragraph" style:parent-style-name="Standard">
      <style:text-properties officeooo:rsid="00194ef9" officeooo:paragraph-rsid="00206cf7"/>
    </style:style>
    <style:style style:name="P8" style:family="paragraph" style:parent-style-name="Standard">
      <style:text-properties officeooo:rsid="00194ef9" officeooo:paragraph-rsid="0023ebe9"/>
    </style:style>
    <style:style style:name="P9" style:family="paragraph" style:parent-style-name="Standard">
      <style:text-properties officeooo:rsid="001cb54e" officeooo:paragraph-rsid="001cb54e"/>
    </style:style>
    <style:style style:name="P10" style:family="paragraph" style:parent-style-name="Standard">
      <style:text-properties officeooo:rsid="001cb54e" officeooo:paragraph-rsid="001d05e4"/>
    </style:style>
    <style:style style:name="P11" style:family="paragraph" style:parent-style-name="Standard">
      <style:text-properties officeooo:rsid="001d05e4" officeooo:paragraph-rsid="001d05e4"/>
    </style:style>
    <style:style style:name="P12" style:family="paragraph" style:parent-style-name="Standard">
      <style:text-properties officeooo:rsid="001dd449" officeooo:paragraph-rsid="001dd449"/>
    </style:style>
    <style:style style:name="P13" style:family="paragraph" style:parent-style-name="Standard">
      <style:text-properties officeooo:rsid="001dd449" officeooo:paragraph-rsid="00206cf7"/>
    </style:style>
    <style:style style:name="P14" style:family="paragraph" style:parent-style-name="Standard">
      <style:text-properties officeooo:rsid="001dd449" officeooo:paragraph-rsid="002269d3"/>
    </style:style>
    <style:style style:name="P15" style:family="paragraph" style:parent-style-name="Standard">
      <style:text-properties officeooo:rsid="001dd449" officeooo:paragraph-rsid="0023ebe9"/>
    </style:style>
    <style:style style:name="P16" style:family="paragraph" style:parent-style-name="Standard">
      <style:text-properties officeooo:rsid="001f7aad" officeooo:paragraph-rsid="001f7aad"/>
    </style:style>
    <style:style style:name="P17" style:family="paragraph" style:parent-style-name="Standard">
      <style:text-properties officeooo:rsid="00206cf7" officeooo:paragraph-rsid="00206cf7"/>
    </style:style>
    <style:style style:name="P18" style:family="paragraph" style:parent-style-name="Standard">
      <style:text-properties officeooo:rsid="00206cf7" officeooo:paragraph-rsid="002269d3"/>
    </style:style>
    <style:style style:name="P19" style:family="paragraph" style:parent-style-name="Standard">
      <style:text-properties officeooo:rsid="00206cf7" officeooo:paragraph-rsid="0023ebe9"/>
    </style:style>
    <style:style style:name="P20" style:family="paragraph" style:parent-style-name="Standard">
      <style:text-properties officeooo:rsid="002269d3" officeooo:paragraph-rsid="002269d3"/>
    </style:style>
    <style:style style:name="P21" style:family="paragraph" style:parent-style-name="Standard">
      <style:text-properties officeooo:rsid="002269d3" officeooo:paragraph-rsid="0023ebe9"/>
    </style:style>
    <style:style style:name="P22" style:family="paragraph" style:parent-style-name="Standard">
      <style:text-properties officeooo:rsid="0023ebe9" officeooo:paragraph-rsid="0023ebe9"/>
    </style:style>
    <style:style style:name="P23" style:family="paragraph" style:parent-style-name="Standard">
      <style:text-properties officeooo:rsid="0023ebe9" officeooo:paragraph-rsid="001bb1bf"/>
    </style:style>
    <style:style style:name="P24" style:family="paragraph" style:parent-style-name="Standard">
      <style:text-properties officeooo:rsid="002564e7" officeooo:paragraph-rsid="002564e7"/>
    </style:style>
    <style:style style:name="P25" style:family="paragraph" style:parent-style-name="Standard">
      <style:text-properties officeooo:rsid="0025ce03" officeooo:paragraph-rsid="0025ce03"/>
    </style:style>
    <style:style style:name="P26" style:family="paragraph" style:parent-style-name="Standard">
      <style:text-properties officeooo:rsid="001a50f3" officeooo:paragraph-rsid="001a50f3"/>
    </style:style>
    <style:style style:name="P27" style:family="paragraph" style:parent-style-name="Standard">
      <style:text-properties officeooo:rsid="001a50f3" officeooo:paragraph-rsid="00284fc6"/>
    </style:style>
    <style:style style:name="P28" style:family="paragraph" style:parent-style-name="Standard">
      <style:text-properties officeooo:rsid="00194ef9" officeooo:paragraph-rsid="00206cf7"/>
    </style:style>
    <style:style style:name="P29" style:family="paragraph" style:parent-style-name="Standard">
      <style:text-properties officeooo:rsid="00194ef9" officeooo:paragraph-rsid="001a50f3"/>
    </style:style>
    <style:style style:name="P30" style:family="paragraph" style:parent-style-name="Standard">
      <style:text-properties officeooo:rsid="00194ef9" officeooo:paragraph-rsid="00284fc6"/>
    </style:style>
    <style:style style:name="P31" style:family="paragraph" style:parent-style-name="Standard">
      <style:text-properties officeooo:rsid="00194ef9" officeooo:paragraph-rsid="001bb1bf"/>
    </style:style>
    <style:style style:name="P32" style:family="paragraph" style:parent-style-name="Standard">
      <style:text-properties officeooo:rsid="00194ef9" officeooo:paragraph-rsid="00194ef9"/>
    </style:style>
    <style:style style:name="P33" style:family="paragraph" style:parent-style-name="Standard">
      <style:text-properties officeooo:rsid="00284fc6" officeooo:paragraph-rsid="00284fc6"/>
    </style:style>
    <style:style style:name="P34" style:family="paragraph" style:parent-style-name="Standard">
      <style:text-properties officeooo:rsid="001bb1bf" officeooo:paragraph-rsid="001bb1bf"/>
    </style:style>
    <style:style style:name="P35" style:family="paragraph" style:parent-style-name="Standard">
      <style:text-properties officeooo:rsid="002a2f12" officeooo:paragraph-rsid="002a2f12"/>
    </style:style>
    <style:style style:name="T1" style:family="text">
      <style:text-properties officeooo:rsid="00194ef9"/>
    </style:style>
    <style:style style:name="T2" style:family="text">
      <style:text-properties officeooo:rsid="001a50f3"/>
    </style:style>
    <style:style style:name="T3" style:family="text">
      <style:text-properties officeooo:rsid="001bb1bf"/>
    </style:style>
    <style:style style:name="T4" style:family="text">
      <style:text-properties officeooo:rsid="001d05e4"/>
    </style:style>
    <style:style style:name="T5" style:family="text">
      <style:text-properties officeooo:rsid="001dd449"/>
    </style:style>
    <style:style style:name="T6" style:family="text">
      <style:text-properties officeooo:rsid="001f7aad"/>
    </style:style>
    <style:style style:name="T7" style:family="text">
      <style:text-properties officeooo:rsid="00206cf7"/>
    </style:style>
    <style:style style:name="T8" style:family="text">
      <style:text-properties officeooo:rsid="002269d3"/>
    </style:style>
    <style:style style:name="T9" style:family="text">
      <style:text-properties officeooo:rsid="0023ebe9"/>
    </style:style>
    <style:style style:name="T10" style:family="text">
      <style:text-properties officeooo:rsid="002564e7"/>
    </style:style>
    <style:style style:name="T11" style:family="text">
      <style:text-properties officeooo:rsid="0025ce03"/>
    </style:style>
    <style:style style:name="T12" style:family="text">
      <style:text-properties officeooo:rsid="00284f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Синтаксически правильность написания команд не проверял и не запускал на бд. Возможны где то ошибки. Но на данном уровне в задание этого не требуется, я просто решил максимально приближенно к какой то практике слету сделать задачу.</text:p>
      <text:p text:style-name="P1"/>
      <text:p text:style-name="P1"/>
      <text:p text:style-name="P22">Решил разделить в таблице так:</text:p>
      <text:p text:style-name="P22">у департамента (department) есть отделы (division) и это отношение один ко многим,</text:p>
      <text:p text:style-name="P22">аналогично у отдела есть группы (groups).</text:p>
      <text:p text:style-name="P22"/>
      <text:p text:style-name="P22"/>
      <text:p text:style-name="P1"><text:span text:style-name="T3">create table</text:span> <text:span text:style-name="T3">g</text:span>roup<text:span text:style-name="T3">s</text:span> (</text:p>
      <text:p text:style-name="P8"><text:span text:style-name="T2">group_</text:span>id <text:span text:style-name="T2">bigserial</text:span> primary key,</text:p>
      <text:p text:style-name="P2">name varchar(100),</text:p>
      <text:p text:style-name="P34">division_id biginteger,</text:p>
      <text:p text:style-name="P33">address_id biginteger,</text:p>
      <text:p text:style-name="P26">constrant fk_division</text:p>
      <text:p text:style-name="P2"><text:tab/><text:span text:style-name="T3">foreign key (division_id)</text:span></text:p>
      <text:p text:style-name="P2"><text:tab/><text:span text:style-name="T3">references (divsions),</text:span></text:p>
      <text:p text:style-name="P27">constrant fk_<text:span text:style-name="T12">address</text:span></text:p>
      <text:p text:style-name="P30"><text:tab/><text:span text:style-name="T3">foreign key (</text:span><text:span text:style-name="T12">address</text:span><text:span text:style-name="T3">_id)</text:span></text:p>
      <text:p text:style-name="P30"><text:tab/><text:span text:style-name="T3">references (</text:span><text:span text:style-name="T12">addresses</text:span><text:span text:style-name="T3">)</text:span></text:p>
      <text:p text:style-name="P2">);</text:p>
      <text:p text:style-name="P2"/>
      <text:p text:style-name="P3"><text:span text:style-name="T3">create table</text:span> <text:span text:style-name="T3">divisions</text:span> (</text:p>
      <text:p text:style-name="P8"><text:span text:style-name="T3">division</text:span><text:span text:style-name="T2">_</text:span>id <text:span text:style-name="T2">bigserial</text:span> primary key,</text:p>
      <text:p text:style-name="P3">name varchar(100),</text:p>
      <text:p text:style-name="P34">department_id biginteger,</text:p>
      <text:p text:style-name="P33">address_id biginteger,</text:p>
      <text:p text:style-name="P3"><text:span text:style-name="T2">constrant fk_</text:span><text:span text:style-name="T3">department</text:span></text:p>
      <text:p text:style-name="P3"><text:tab/><text:span text:style-name="T3">foreign key (department_id)</text:span></text:p>
      <text:p text:style-name="P3"><text:tab/><text:span text:style-name="T3">references (departments),</text:span></text:p>
      <text:p text:style-name="P27">constrant fk_<text:span text:style-name="T12">address</text:span></text:p>
      <text:p text:style-name="P30"><text:tab/><text:span text:style-name="T3">foreign key (</text:span><text:span text:style-name="T12">address</text:span><text:span text:style-name="T3">_id)</text:span></text:p>
      <text:p text:style-name="P30"><text:tab/><text:span text:style-name="T3">references (</text:span><text:span text:style-name="T12">addresses</text:span><text:span text:style-name="T3">)</text:span></text:p>
      <text:p text:style-name="P3">);</text:p>
      <text:p text:style-name="P3"/>
      <text:p text:style-name="P3"><text:span text:style-name="T3">create table</text:span> <text:span text:style-name="T3">departments</text:span> (</text:p>
      <text:p text:style-name="P8"><text:span text:style-name="T3">department</text:span><text:span text:style-name="T2">_</text:span>id <text:span text:style-name="T2">bigserial</text:span> primary key,</text:p>
      <text:p text:style-name="P3">name varchar(100),</text:p>
      <text:p text:style-name="P34">department_id biginteger,</text:p>
      <text:p text:style-name="P33">address_id biginteger,</text:p>
      <text:p text:style-name="P3"><text:span text:style-name="T2">constrant fk_</text:span><text:span text:style-name="T3">department</text:span></text:p>
      <text:p text:style-name="P3"><text:tab/><text:span text:style-name="T3">foreign key (department_id)</text:span></text:p>
      <text:p text:style-name="P3"><text:tab/><text:span text:style-name="T3">references (departments),</text:span></text:p>
      <text:p text:style-name="P27">constrant fk_<text:span text:style-name="T12">address</text:span></text:p>
      <text:p text:style-name="P30"><text:tab/><text:span text:style-name="T3">foreign key (</text:span><text:span text:style-name="T12">address</text:span><text:span text:style-name="T3">_id)</text:span></text:p>
      <text:p text:style-name="P30"><text:tab/><text:span text:style-name="T3">references (</text:span><text:span text:style-name="T12">addresses</text:span><text:span text:style-name="T3">)</text:span></text:p>
      <text:p text:style-name="P3">);</text:p>
      <text:p text:style-name="P23"/>
      <text:p text:style-name="P22">Далее решил что не имеет смысла отделять от сотрудника его зарплату (если бы была в этом плане более сложная структура например тариф, различные виды надбавок, то это бы уже имело смысл) и его дату найма. <text:span text:style-name="T10">Также здесь можно видеть отношение многие к одному это к </text:span><text:soft-page-break/><text:span text:style-name="T10">должности (job_title), также каждый сотрудник должен принадлежать какому то департаменту, но он может не принадлежать отделу поэтому будет null (это если он руководитель департамента), аналогично с группами. Здесь я думаю это оправдано, потому что руководителей не так много и это нашу базу данных не загрузит, все аналогично и с группами.</text:span></text:p>
      <text:p text:style-name="P3"/>
      <text:p text:style-name="P9">create table employees (</text:p>
      <text:p text:style-name="P9">employee_id bigserial primary key,</text:p>
      <text:p text:style-name="P11">name varchar(100),</text:p>
      <text:p text:style-name="P9">date_employ timestamp,</text:p>
      <text:p text:style-name="P9">sal<text:span text:style-name="T4">a</text:span>ry numeric,</text:p>
      <text:p text:style-name="P11">job_title_id biginteger,</text:p>
      <text:p text:style-name="P16">department_id biginteger,</text:p>
      <text:p text:style-name="P16">division_id biginteger nullable,</text:p>
      <text:p text:style-name="P16">group_id biginteger nullable,</text:p>
      <text:p text:style-name="P4"><text:span text:style-name="T2">constrant fk_</text:span><text:span text:style-name="T6">job_title</text:span></text:p>
      <text:p text:style-name="P4"><text:tab/><text:span text:style-name="T3">foreign key (</text:span><text:span text:style-name="T4">job_title_id</text:span><text:span text:style-name="T3">)</text:span></text:p>
      <text:p text:style-name="P4"><text:tab/><text:span text:style-name="T3">references (</text:span><text:span text:style-name="T4">job_titles</text:span><text:span text:style-name="T3">),</text:span></text:p>
      <text:p text:style-name="P6"><text:span text:style-name="T2">constrant fk_</text:span><text:span text:style-name="T6">department</text:span></text:p>
      <text:p text:style-name="P7"><text:tab/><text:span text:style-name="T3">foreign key (</text:span><text:span text:style-name="T6">department</text:span><text:span text:style-name="T4">_id</text:span><text:span text:style-name="T3">)</text:span></text:p>
      <text:p text:style-name="P7"><text:tab/><text:span text:style-name="T3">references (</text:span><text:span text:style-name="T6">department</text:span><text:span text:style-name="T7">s</text:span><text:span text:style-name="T3">),</text:span></text:p>
      <text:p text:style-name="P6"><text:span text:style-name="T2">constrant fk_</text:span><text:span text:style-name="T6">division</text:span></text:p>
      <text:p text:style-name="P7"><text:tab/><text:span text:style-name="T3">foreign key (</text:span><text:span text:style-name="T6">division</text:span><text:span text:style-name="T4">_id</text:span><text:span text:style-name="T3">)</text:span></text:p>
      <text:p text:style-name="P7"><text:tab/><text:span text:style-name="T3">references (</text:span><text:span text:style-name="T6">division</text:span><text:span text:style-name="T7">s</text:span><text:span text:style-name="T3">),</text:span></text:p>
      <text:p text:style-name="P6"><text:span text:style-name="T2">constrant fk_</text:span><text:span text:style-name="T6">group</text:span></text:p>
      <text:p text:style-name="P7"><text:tab/><text:span text:style-name="T3">foreign key (</text:span><text:span text:style-name="T6">group</text:span><text:span text:style-name="T4">_id</text:span><text:span text:style-name="T3">)</text:span></text:p>
      <text:p text:style-name="P7"><text:tab/><text:span text:style-name="T3">references (</text:span><text:span text:style-name="T6">group</text:span><text:span text:style-name="T4">s</text:span><text:span text:style-name="T3">)</text:span></text:p>
      <text:p text:style-name="P9">);</text:p>
      <text:p text:style-name="P9"/>
      <text:p text:style-name="P24">Здесь видим перечисление должностей и отношение один ко многим. Фактически это enumeration. Я сделал их уникальными</text:p>
      <text:p text:style-name="P10"/>
      <text:p text:style-name="P10">create table <text:span text:style-name="T4">job_titles</text:span> (</text:p>
      <text:p text:style-name="P10"><text:span text:style-name="T4">job_title</text:span>_id bigserial primary key,</text:p>
      <text:p text:style-name="P11">name varchar(100) <text:span text:style-name="T10">unique</text:span>,</text:p>
      <text:p text:style-name="P10">);</text:p>
      <text:p text:style-name="P10"/>
      <text:p text:style-name="P24">Здесь поделил адрес на несколько таблиц (хотя возможно это излишне). В программировании работал где адрес так не делился. <text:span text:style-name="T12">При этом для связи с департаментами, группами и отделами сделал дополнительную таблицу addresses.</text:span></text:p>
      <text:p text:style-name="P10"/>
      <text:p text:style-name="P5"><text:span text:style-name="T3">create table</text:span> <text:span text:style-name="T5">regions</text:span> (</text:p>
      <text:p text:style-name="P8"><text:span text:style-name="T5">region</text:span><text:span text:style-name="T2">_</text:span>id <text:span text:style-name="T2">bigserial</text:span> primary key,</text:p>
      <text:p text:style-name="P5">name varchar(100),</text:p>
      <text:p text:style-name="P5">);</text:p>
      <text:p text:style-name="P5"/>
      <text:p text:style-name="P5"/>
      <text:p text:style-name="P5"/>
      <text:p text:style-name="P5"/>
      <text:p text:style-name="P5"/>
      <text:p text:style-name="P5"><text:span text:style-name="T3">create table</text:span> <text:span text:style-name="T5">cities</text:span> (</text:p>
      <text:p text:style-name="P8"><text:span text:style-name="T5">city</text:span><text:span text:style-name="T2">_</text:span>id <text:span text:style-name="T2">bigserial</text:span> primary key,</text:p>
      <text:p text:style-name="P5"><text:soft-page-break/>name varchar(100),</text:p>
      <text:p text:style-name="P12">region_id biginteger,</text:p>
      <text:p text:style-name="P12">constrant fk_region</text:p>
      <text:p text:style-name="P12"><text:tab/>foreign key (region_id)</text:p>
      <text:p text:style-name="P12"><text:tab/>references (regions)</text:p>
      <text:p text:style-name="P5">);</text:p>
      <text:p text:style-name="P5"/>
      <text:p text:style-name="P5"><text:span text:style-name="T3">create table</text:span> <text:span text:style-name="T5">streets</text:span> (</text:p>
      <text:p text:style-name="P8"><text:span text:style-name="T5">street</text:span><text:span text:style-name="T2">_</text:span>id <text:span text:style-name="T2">bigserial</text:span> primary key,</text:p>
      <text:p text:style-name="P5">name varchar(100),</text:p>
      <text:p text:style-name="P12">city_id biginteger,</text:p>
      <text:p text:style-name="P12">constrant fk_city</text:p>
      <text:p text:style-name="P12"><text:tab/>foreign key (city_id)</text:p>
      <text:p text:style-name="P12"><text:tab/>references (cities)</text:p>
      <text:p text:style-name="P5">);</text:p>
      <text:p text:style-name="P5"/>
      <text:p text:style-name="P7"><text:span text:style-name="T3">create table</text:span> <text:span text:style-name="T7">houses</text:span> (</text:p>
      <text:p text:style-name="P8"><text:span text:style-name="T7">house</text:span><text:span text:style-name="T2">_</text:span>id <text:span text:style-name="T2">bigserial</text:span> primary key,</text:p>
      <text:p text:style-name="P7"><text:span text:style-name="T11">number</text:span> varchar(100),</text:p>
      <text:p text:style-name="P13"><text:span text:style-name="T7">street</text:span>_id biginteger,</text:p>
      <text:p text:style-name="P13">constrant fk_<text:span text:style-name="T7">street</text:span></text:p>
      <text:p text:style-name="P13"><text:tab/>foreign key (<text:span text:style-name="T7">street</text:span>_id)</text:p>
      <text:p text:style-name="P13"><text:tab/>references (<text:span text:style-name="T7">streets</text:span>)</text:p>
      <text:p text:style-name="P7">);</text:p>
      <text:p text:style-name="P7"/>
      <text:p text:style-name="P33">create table addresses (</text:p>
      <text:p text:style-name="P33">address_id bigserial primary key,</text:p>
      <text:p text:style-name="P33">region_id biginteger,</text:p>
      <text:p text:style-name="P33">city_id biginteger,</text:p>
      <text:p text:style-name="P33">street_id biginteger,</text:p>
      <text:p text:style-name="P33">house_id biginteger,</text:p>
      <text:p text:style-name="P33">constrant fk_region</text:p>
      <text:p text:style-name="P33"><text:tab/>foreign key (region_id)</text:p>
      <text:p text:style-name="P33"><text:tab/>references (regions),</text:p>
      <text:p text:style-name="P33">constrant fk_region</text:p>
      <text:p text:style-name="P33"><text:tab/>foreign key (city_id)</text:p>
      <text:p text:style-name="P33"><text:tab/>references (cities),</text:p>
      <text:p text:style-name="P33">constrant fk_region</text:p>
      <text:p text:style-name="P33"><text:tab/>foreign key (street_id)</text:p>
      <text:p text:style-name="P33"><text:tab/>references (streets),</text:p>
      <text:p text:style-name="P33">constrant fk_region</text:p>
      <text:p text:style-name="P33"><text:tab/>foreign key (house_id)</text:p>
      <text:p text:style-name="P33"><text:tab/>references (houses)</text:p>
      <text:p text:style-name="P33">);</text:p>
      <text:p text:style-name="P7"/>
      <text:p text:style-name="P25">далее перечисление проектов</text:p>
      <text:p text:style-name="P7"/>
      <text:p text:style-name="P17">create table pro<text:span text:style-name="T9">j</text:span>ects (</text:p>
      <text:p text:style-name="P19">project_id <text:span text:style-name="T1"><text:s/></text:span><text:span text:style-name="T2">bigserial</text:span> <text:span text:style-name="T1">primary key</text:span><text:span text:style-name="T2">,</text:span></text:p>
      <text:p text:style-name="P20">name varchar(255)</text:p>
      <text:p text:style-name="P17">);</text:p>
      <text:p text:style-name="P17"/>
      <text:p text:style-name="P25"><text:soft-page-break/>таблица для соединения многие ко многим, тк один человек может работать над несколькими проектами, а также несколько человек может работать над одним проектом.</text:p>
      <text:p text:style-name="P17"/>
      <text:p text:style-name="P18">create table progects_<text:span text:style-name="T8">emploees</text:span> (</text:p>
      <text:p text:style-name="P19">project_<text:span text:style-name="T8">mployee_</text:span>id<text:span text:style-name="T1"> </text:span><text:span text:style-name="T2">bigserial</text:span> <text:s/><text:span text:style-name="T1">primary key</text:span><text:span text:style-name="T2">,</text:span></text:p>
      <text:p text:style-name="P22">project_id biginteger,</text:p>
      <text:p text:style-name="P22">employee_id biginteger,</text:p>
      <text:p text:style-name="P20">constrant fk_projects</text:p>
      <text:p text:style-name="P20"><text:tab/><text:span text:style-name="T5">foreign key (</text:span>project<text:span text:style-name="T5">_id)</text:span></text:p>
      <text:p text:style-name="P14"><text:tab/>references (<text:span text:style-name="T8">projects</text:span>),</text:p>
      <text:p text:style-name="P21">constrant fk_<text:span text:style-name="T9">employees</text:span></text:p>
      <text:p text:style-name="P21"><text:tab/><text:span text:style-name="T5">foreign key (</text:span><text:span text:style-name="T9">employee</text:span><text:span text:style-name="T5">_id)</text:span></text:p>
      <text:p text:style-name="P15"><text:tab/>references (<text:span text:style-name="T9">employees</text:span>),</text:p>
      <text:p text:style-name="P18"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21:21:01.993759822</meta:creation-date>
    <dc:date>2023-07-27T11:30:58.866880888</dc:date>
    <meta:editing-duration>PT8M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33" meta:word-count="533" meta:character-count="4172" meta:non-whitespace-character-count="3732"/>
  </office:meta>
</office:document-meta>
</file>